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252361673414" calcext:value-type="float">
            <text:p>99,33</text:p>
          </table:table-cell>
          <table:table-cell table:style-name="ce3" table:formula="of:=([.F2]/12597)*100" office:value-type="float" office:value="0.67476383265857" calcext:value-type="float">
            <text:p>0,67</text:p>
          </table:table-cell>
          <table:table-cell office:value-type="float" office:value="3089" calcext:value-type="float">
            <text:p>3089</text:p>
          </table:table-cell>
          <table:table-cell table:style-name="ce4" table:formula="of:=[.E18]+[.H18]" office:value-type="float" office:value="12512" calcext:value-type="float">
            <text:p>12512</text:p>
          </table:table-cell>
          <table:table-cell table:formula="of:=12597-[.E2]" office:value-type="float" office:value="85" calcext:value-type="float">
            <text:p>85</text:p>
          </table:table-cell>
          <table:table-cell office:value-type="float" office:value="217.403478861" calcext:value-type="float">
            <text:p>217,403478861</text:p>
          </table:table-cell>
          <table:table-cell office:value-type="float" office:value="6.09260606766" calcext:value-type="float">
            <text:p>6,092606067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04024767802" calcext:value-type="float">
            <text:p>99,69</text:p>
          </table:table-cell>
          <table:table-cell table:style-name="ce3" table:formula="of:=([.F3]/12597)*100" office:value-type="float" office:value="0.309597523219814" calcext:value-type="float">
            <text:p>0,31</text:p>
          </table:table-cell>
          <table:table-cell office:value-type="float" office:value="3239" calcext:value-type="float">
            <text:p>3239</text:p>
          </table:table-cell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247.331701994" calcext:value-type="float">
            <text:p>247,331701994</text:p>
          </table:table-cell>
          <table:table-cell office:value-type="float" office:value="6.36414813995" calcext:value-type="float">
            <text:p>6,3641481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824640787489" calcext:value-type="float">
            <text:p>99,68</text:p>
          </table:table-cell>
          <table:table-cell table:style-name="ce3" table:formula="of:=([.F4]/12597)*100" office:value-type="float" office:value="0.317535921251092" calcext:value-type="float">
            <text:p>0,32</text:p>
          </table:table-cell>
          <table:table-cell office:value-type="float" office:value="5030" calcext:value-type="float">
            <text:p>5030</text:p>
          </table:table-cell>
          <table:table-cell table:style-name="ce4" table:formula="of:=[.E20]+[.H20]" office:value-type="float" office:value="12557" calcext:value-type="float">
            <text:p>12557</text:p>
          </table:table-cell>
          <table:table-cell table:formula="of:=12597-[.E4]" office:value-type="float" office:value="40" calcext:value-type="float">
            <text:p>40</text:p>
          </table:table-cell>
          <table:table-cell office:value-type="float" office:value="268.574872971" calcext:value-type="float">
            <text:p>268,574872971</text:p>
          </table:table-cell>
          <table:table-cell office:value-type="float" office:value="9.82339406013" calcext:value-type="float">
            <text:p>9,82339406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10899420497" calcext:value-type="float">
            <text:p>99,11</text:p>
          </table:table-cell>
          <table:table-cell table:style-name="ce3" table:formula="of:=([.F5]/12597)*100" office:value-type="float" office:value="0.889100579503056" calcext:value-type="float">
            <text:p>0,89</text:p>
          </table:table-cell>
          <table:table-cell office:value-type="float" office:value="3173" calcext:value-type="float">
            <text:p>3173</text:p>
          </table:table-cell>
          <table:table-cell table:style-name="ce4" table:formula="of:=[.E21]+[.H21]" office:value-type="float" office:value="12485" calcext:value-type="float">
            <text:p>12485</text:p>
          </table:table-cell>
          <table:table-cell table:formula="of:=12597-[.E5]" office:value-type="float" office:value="112" calcext:value-type="float">
            <text:p>112</text:p>
          </table:table-cell>
          <table:table-cell office:value-type="float" office:value="358.278278112" calcext:value-type="float">
            <text:p>358,278278112</text:p>
          </table:table-cell>
          <table:table-cell office:value-type="float" office:value="5.86903810501" calcext:value-type="float">
            <text:p>5,86903810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2855441771851" calcext:value-type="float">
            <text:p>99,29</text:p>
          </table:table-cell>
          <table:table-cell table:style-name="ce3" table:formula="of:=([.F6]/12597)*100" office:value-type="float" office:value="0.714455822814956" calcext:value-type="float">
            <text:p>0,71</text:p>
          </table:table-cell>
          <table:table-cell office:value-type="float" office:value="4328" calcext:value-type="float">
            <text:p>4328</text:p>
          </table:table-cell>
          <table:table-cell table:style-name="ce4" table:formula="of:=[.E22]+[.H22]" office:value-type="float" office:value="12507" calcext:value-type="float">
            <text:p>12507</text:p>
          </table:table-cell>
          <table:table-cell table:formula="of:=12597-[.E6]" office:value-type="float" office:value="90" calcext:value-type="float">
            <text:p>90</text:p>
          </table:table-cell>
          <table:table-cell office:value-type="float" office:value="187.797847986" calcext:value-type="float">
            <text:p>187,797847986</text:p>
          </table:table-cell>
          <table:table-cell office:value-type="float" office:value="8.47988700867" calcext:value-type="float">
            <text:p>8,479887008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6345955386203" calcext:value-type="float">
            <text:p>98,63</text:p>
          </table:table-cell>
          <table:table-cell table:style-name="ce3" table:formula="of:=([.F7]/12597)*100" office:value-type="float" office:value="1.36540446137969" calcext:value-type="float">
            <text:p>1,37</text:p>
          </table:table-cell>
          <table:table-cell office:value-type="float" office:value="3840" calcext:value-type="float">
            <text:p>3840</text:p>
          </table:table-cell>
          <table:table-cell table:style-name="ce4" table:formula="of:=[.E23]+[.H23]" office:value-type="float" office:value="12425" calcext:value-type="float">
            <text:p>12425</text:p>
          </table:table-cell>
          <table:table-cell table:formula="of:=12597-[.E7]" office:value-type="float" office:value="172" calcext:value-type="float">
            <text:p>172</text:p>
          </table:table-cell>
          <table:table-cell office:value-type="float" office:value="185.930706024" calcext:value-type="float">
            <text:p>185,930706024</text:p>
          </table:table-cell>
          <table:table-cell office:value-type="float" office:value="7.53792691231" calcext:value-type="float">
            <text:p>7,537926912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4681273319044" calcext:value-type="float">
            <text:p>99,47</text:p>
          </table:table-cell>
          <table:table-cell table:style-name="ce3" table:formula="of:=([.F8]/12597)*100" office:value-type="float" office:value="0.531872668095578" calcext:value-type="float">
            <text:p>0,53</text:p>
          </table:table-cell>
          <table:table-cell office:value-type="float" office:value="3147" calcext:value-type="float">
            <text:p>3147</text:p>
          </table:table-cell>
          <table:table-cell table:style-name="ce4" table:formula="of:=[.E24]+[.H24]" office:value-type="float" office:value="12530" calcext:value-type="float">
            <text:p>12530</text:p>
          </table:table-cell>
          <table:table-cell table:formula="of:=12597-[.E8]" office:value-type="float" office:value="67" calcext:value-type="float">
            <text:p>67</text:p>
          </table:table-cell>
          <table:table-cell office:value-type="float" office:value="226.755968094" calcext:value-type="float">
            <text:p>226,755968094</text:p>
          </table:table-cell>
          <table:table-cell office:value-type="float" office:value="6.24917125702" calcext:value-type="float">
            <text:p>6,24917125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395729141859" calcext:value-type="float">
            <text:p>99,54</text:p>
          </table:table-cell>
          <table:table-cell table:style-name="ce3" table:formula="of:=([.F9]/12597)*100" office:value-type="float" office:value="0.460427085814083" calcext:value-type="float">
            <text:p>0,46</text:p>
          </table:table-cell>
          <table:table-cell office:value-type="float" office:value="3623" calcext:value-type="float">
            <text:p>3623</text:p>
          </table:table-cell>
          <table:table-cell table:style-name="ce4" table:formula="of:=[.E25]+[.H25]" office:value-type="float" office:value="12539" calcext:value-type="float">
            <text:p>12539</text:p>
          </table:table-cell>
          <table:table-cell table:formula="of:=12597-[.E9]" office:value-type="float" office:value="58" calcext:value-type="float">
            <text:p>58</text:p>
          </table:table-cell>
          <table:table-cell office:value-type="float" office:value="152.768841982" calcext:value-type="float">
            <text:p>152,768841982</text:p>
          </table:table-cell>
          <table:table-cell office:value-type="float" office:value="7.10428786278" calcext:value-type="float">
            <text:p>7,10428786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2696673811225" calcext:value-type="float">
            <text:p>99,27</text:p>
          </table:table-cell>
          <table:table-cell table:style-name="ce3" table:formula="of:=([.F10]/12597)*100" office:value-type="float" office:value="0.730332618877511" calcext:value-type="float">
            <text:p>0,73</text:p>
          </table:table-cell>
          <table:table-cell office:value-type="float" office:value="5073" calcext:value-type="float">
            <text:p>5073</text:p>
          </table:table-cell>
          <table:table-cell table:style-name="ce4" table:formula="of:=[.E26]+[.H26]" office:value-type="float" office:value="12505" calcext:value-type="float">
            <text:p>12505</text:p>
          </table:table-cell>
          <table:table-cell table:formula="of:=12597-[.E10]" office:value-type="float" office:value="92" calcext:value-type="float">
            <text:p>92</text:p>
          </table:table-cell>
          <table:table-cell office:value-type="float" office:value="396.068866014" calcext:value-type="float">
            <text:p>396,068866014</text:p>
          </table:table-cell>
          <table:table-cell office:value-type="float" office:value="9.89248585701" calcext:value-type="float">
            <text:p>9,89248585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5316345161546" calcext:value-type="float">
            <text:p>99,53</text:p>
          </table:table-cell>
          <table:table-cell table:style-name="ce3" table:formula="of:=([.F11]/12597)*100" office:value-type="float" office:value="0.46836548384536" calcext:value-type="float">
            <text:p>0,47</text:p>
          </table:table-cell>
          <table:table-cell office:value-type="float" office:value="3370" calcext:value-type="float">
            <text:p>3370</text:p>
          </table:table-cell>
          <table:table-cell table:style-name="ce4" table:formula="of:=[.E27]+[.H27]" office:value-type="float" office:value="12538" calcext:value-type="float">
            <text:p>12538</text:p>
          </table:table-cell>
          <table:table-cell table:formula="of:=12597-[.E11]" office:value-type="float" office:value="59" calcext:value-type="float">
            <text:p>59</text:p>
          </table:table-cell>
          <table:table-cell office:value-type="float" office:value="293.193677902" calcext:value-type="float">
            <text:p>293,193677902</text:p>
          </table:table-cell>
          <table:table-cell office:value-type="float" office:value="6.63752388954" calcext:value-type="float">
            <text:p>6,637523889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53814400254" calcext:value-type="float">
            <text:p>99,3538144003</text:p>
          </table:table-cell>
          <table:table-cell table:formula="of:=AVERAGE([.C2:.C11])" office:value-type="float" office:value="0.646185599745971" calcext:value-type="float">
            <text:p>0,6461855997</text:p>
          </table:table-cell>
          <table:table-cell table:formula="of:=SUM([.D2:.D11])/10" office:value-type="float" office:value="3791.2" calcext:value-type="float">
            <text:p>3791,2</text:p>
          </table:table-cell>
          <table:table-cell table:formula="of:=AVERAGE([.E2:.E11])" office:value-type="float" office:value="12515.6" calcext:value-type="float">
            <text:p>12515,6</text:p>
          </table:table-cell>
          <table:table-cell table:formula="of:=AVERAGE([.F2:.F11])" office:value-type="float" office:value="81.4" calcext:value-type="float">
            <text:p>81,4</text:p>
          </table:table-cell>
          <table:table-cell table:formula="of:=SUM([.G2:.G11])/10" office:value-type="float" office:value="253.410423994" calcext:value-type="float">
            <text:p>253,410423994</text:p>
          </table:table-cell>
          <table:table-cell table:formula="of:=SUM([.H2:.H11])/10" office:value-type="float" office:value="7.405046916008" calcext:value-type="float">
            <text:p>7,4050469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00960546161784" calcext:value-type="float">
            <text:p>0,300960546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5.2" calcext:value-type="float">
            <text:p>5795,2</text:p>
          </table:table-cell>
          <table:table-cell table:formula="of:=AVERAGE([.G18:.G27])" office:value-type="float" office:value="67.5" calcext:value-type="float">
            <text:p>67,5</text:p>
          </table:table-cell>
          <table:table-cell/>
          <table:table-cell office:value-type="float" office:value="5762" calcext:value-type="float">
            <text:p>576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12597-SUM([.E18:.G18])" office:value-type="float" office:value="6750" calcext:value-type="float">
            <text:p>67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.9" calcext:value-type="float">
            <text:p>13,9</text:p>
          </table:table-cell>
          <table:table-cell table:formula="of:=AVERAGE([.H18:.H27])" office:value-type="float" office:value="6720.4" calcext:value-type="float">
            <text:p>6720,4</text:p>
          </table:table-cell>
          <table:table-cell/>
          <table:table-cell office:value-type="float" office:value="5851" calcext:value-type="float">
            <text:p>585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12597-SUM([.E19:.G19])" office:value-type="float" office:value="6707" calcext:value-type="float">
            <text:p>670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666" calcext:value-type="float">
            <text:p>666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5.2" calcext:value-type="float">
            <text:p>5795,2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table:formula="of:=12597-SUM([.E21:.G21])" office:value-type="float" office:value="6717" calcext:value-type="float">
            <text:p>671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.9" calcext:value-type="float">
            <text:p>13,9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table:formula="of:=12597-SUM([.E22:.G22])" office:value-type="float" office:value="6687" calcext:value-type="float">
            <text:p>668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7.5" calcext:value-type="float">
            <text:p>67,5</text:p>
          </table:table-cell>
          <table:table-cell table:number-columns-repeated="2"/>
          <table:table-cell office:value-type="float" office:value="5746" calcext:value-type="float">
            <text:p>5746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formula="of:=12597-SUM([.E23:.G23])" office:value-type="float" office:value="6679" calcext:value-type="float">
            <text:p>66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0.4" calcext:value-type="float">
            <text:p>6720,4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12597-SUM([.E24:.G24])" office:value-type="float" office:value="6727" calcext:value-type="float">
            <text:p>672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3" calcext:value-type="float">
            <text:p>580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12597-SUM([.E25:.G25])" office:value-type="float" office:value="6736" calcext:value-type="float">
            <text:p>673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0" calcext:value-type="float">
            <text:p>5730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formula="of:=12597-SUM([.E26:.G26])" office:value-type="float" office:value="6775" calcext:value-type="float">
            <text:p>677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8" calcext:value-type="float">
            <text:p>577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12597-SUM([.E27:.G27])" office:value-type="float" office:value="6760" calcext:value-type="float">
            <text:p>676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53814400254" calcext:value-type="float">
            <text:p>0,993538144</text:p>
          </table:table-cell>
          <table:table-cell table:number-columns-repeated="2"/>
          <table:table-cell table:formula="of:=SUM([.E18:.E27])/10" office:value-type="float" office:value="5795.2" calcext:value-type="float">
            <text:p>5795,2</text:p>
          </table:table-cell>
          <table:table-cell table:formula="of:=SUM([.F18:.F27])/10" office:value-type="float" office:value="13.9" calcext:value-type="float">
            <text:p>13,9</text:p>
          </table:table-cell>
          <table:table-cell table:formula="of:=SUM([.G18:.G27])/10" office:value-type="float" office:value="67.5" calcext:value-type="float">
            <text:p>67,5</text:p>
          </table:table-cell>
          <table:table-cell table:formula="of:=SUM([.H18:.H27])/10" office:value-type="float" office:value="6720.4" calcext:value-type="float">
            <text:p>6720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46185599745971" calcext:value-type="float">
            <text:p>0,006461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486533508452" calcext:value-type="float">
            <text:p>0,9884865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35939889818" calcext:value-type="float">
            <text:p>0,997935939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44:00.577515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57S</meta:editing-duration>
    <meta:editing-cycles>10</meta:editing-cycles>
    <meta:generator>LibreOffice/5.1.6.2$Linux_X86_64 LibreOffice_project/10m0$Build-2</meta:generator>
    <dc:date>2018-01-21T19:45:03.780003563</dc:date>
    <meta:document-statistic meta:table-count="1" meta:cell-count="177" meta:object-count="0"/>
  </office:meta>
</office:document-meta>
</file>